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d510f4" officeooo:paragraph-rsid="00d510f4"/>
    </style:style>
    <style:style style:name="P2" style:family="paragraph" style:parent-style-name="Standard">
      <style:text-properties fo:font-variant="normal" fo:text-transform="none" style:font-name="Menlo" fo:font-size="12pt" fo:letter-spacing="normal" fo:font-style="normal" fo:font-weight="normal" officeooo:rsid="00d510f4" officeooo:paragraph-rsid="00d510f4"/>
    </style:style>
    <style:style style:name="P3" style:family="paragraph" style:parent-style-name="Standard">
      <style:text-properties fo:font-variant="normal" fo:text-transform="none" style:font-name="Menlo" fo:font-size="12pt" fo:letter-spacing="normal" fo:font-style="normal" fo:font-weight="normal" officeooo:rsid="00d7333f" officeooo:paragraph-rsid="00d7333f"/>
    </style:style>
    <style:style style:name="P4" style:family="paragraph" style:parent-style-name="Standard">
      <style:text-properties fo:font-variant="normal" fo:text-transform="none" style:font-name="Menlo" fo:font-size="12pt" fo:letter-spacing="normal" fo:font-style="normal" fo:font-weight="normal" officeooo:rsid="00d8f524" officeooo:paragraph-rsid="00d8f524"/>
    </style:style>
    <style:style style:name="P5" style:family="paragraph" style:parent-style-name="Standard">
      <style:text-properties fo:font-variant="normal" fo:text-transform="none" style:font-name="Menlo" fo:font-size="12pt" fo:letter-spacing="normal" fo:font-style="normal" fo:font-weight="normal" officeooo:rsid="00d8f524" officeooo:paragraph-rsid="00da4d16"/>
    </style:style>
    <style:style style:name="P6" style:family="paragraph" style:parent-style-name="Standard">
      <style:text-properties fo:font-variant="normal" fo:text-transform="none" style:font-name="Menlo" fo:font-size="12pt" fo:letter-spacing="normal" fo:font-style="normal" fo:font-weight="normal" officeooo:rsid="00da4d16" officeooo:paragraph-rsid="00da4d16"/>
    </style:style>
    <style:style style:name="P7" style:family="paragraph" style:parent-style-name="Standard">
      <style:text-properties fo:font-variant="normal" fo:text-transform="none" style:font-name="Menlo" fo:font-size="12pt" fo:letter-spacing="normal" fo:font-style="normal" fo:font-weight="normal" officeooo:rsid="00daa440" officeooo:paragraph-rsid="00daa440"/>
    </style:style>
    <style:style style:name="P8" style:family="paragraph" style:parent-style-name="Standard">
      <style:text-properties fo:font-variant="normal" fo:text-transform="none" style:font-name="Menlo" fo:font-size="12pt" fo:letter-spacing="normal" fo:font-style="normal" fo:font-weight="normal" officeooo:rsid="00e059e1" officeooo:paragraph-rsid="00e059e1"/>
    </style:style>
    <style:style style:name="P9" style:family="paragraph" style:parent-style-name="Standard">
      <style:text-properties fo:font-variant="normal" fo:text-transform="none" style:font-name="Menlo" fo:font-size="12pt" fo:letter-spacing="normal" fo:font-style="normal" fo:font-weight="normal" officeooo:rsid="00e2f24b" officeooo:paragraph-rsid="00e2f24b"/>
    </style:style>
    <style:style style:name="P10" style:family="paragraph" style:parent-style-name="Standard">
      <style:text-properties fo:font-variant="normal" fo:text-transform="none" style:font-name="Menlo" fo:font-size="12pt" fo:letter-spacing="normal" fo:font-style="normal" fo:font-weight="normal" officeooo:rsid="00e4b3a0" officeooo:paragraph-rsid="00e4b3a0"/>
    </style:style>
    <style:style style:name="P11" style:family="paragraph" style:parent-style-name="Standard">
      <style:text-properties fo:font-variant="normal" fo:text-transform="none" style:font-name="Menlo" fo:font-size="12pt" fo:letter-spacing="normal" fo:font-style="normal" fo:font-weight="normal" officeooo:rsid="00e4b3a0" officeooo:paragraph-rsid="00e4e563"/>
    </style:style>
    <style:style style:name="P12" style:family="paragraph" style:parent-style-name="Standard">
      <style:text-properties fo:font-variant="normal" fo:text-transform="none" fo:color="#d4d4d4" style:font-name="Droid Sans Mono" fo:font-size="13.5pt" fo:letter-spacing="normal" fo:font-style="normal" fo:font-weight="normal" officeooo:rsid="00daa440" officeooo:paragraph-rsid="00daa440" fo:background-color="#1e1e1e"/>
    </style:style>
    <style:style style:name="P13" style:family="paragraph" style:parent-style-name="Standard">
      <style:paragraph-properties style:line-height-at-least="0.635cm"/>
      <style:text-properties fo:color="#d4d4d4" style:font-name="Droid Sans Mono" fo:font-size="13.5pt" fo:font-weight="normal" fo:background-color="#1e1e1e"/>
    </style:style>
    <style:style style:name="P14" style:family="paragraph" style:parent-style-name="Standard">
      <style:text-properties fo:color="#d4d4d4" style:font-name="Droid Sans Mono" fo:font-size="13.5pt" fo:font-weight="normal" officeooo:paragraph-rsid="00d510f4" fo:background-color="#1e1e1e"/>
    </style:style>
    <style:style style:name="P15" style:family="paragraph" style:parent-style-name="Standard">
      <style:paragraph-properties style:line-height-at-least="0.635cm"/>
      <style:text-properties fo:color="#6a9955" style:font-name="Droid Sans Mono" fo:font-size="13.5pt" fo:font-weight="normal" fo:background-color="#1e1e1e"/>
    </style:style>
    <style:style style:name="P16" style:family="paragraph" style:parent-style-name="Standard">
      <style:text-properties fo:color="#6a9955" style:font-name="Droid Sans Mono" fo:font-size="13.5pt" fo:font-weight="normal" officeooo:paragraph-rsid="00d510f4" fo:background-color="#1e1e1e"/>
    </style:style>
    <style:style style:name="P17" style:family="paragraph" style:parent-style-name="Standard">
      <style:paragraph-properties style:line-height-at-least="0.635cm"/>
    </style:style>
    <style:style style:name="P18" style:family="paragraph" style:parent-style-name="Standard">
      <style:text-properties officeooo:paragraph-rsid="00e09875"/>
    </style:style>
    <style:style style:name="P19" style:family="paragraph" style:parent-style-name="Standard">
      <style:paragraph-properties fo:margin-top="0cm" fo:margin-bottom="0.499cm" loext:contextual-spacing="false" style:line-height-at-least="0.635cm"/>
    </style:style>
    <style:style style:name="P20" style:family="paragraph" style:parent-style-name="Text_20_body">
      <style:text-properties officeooo:rsid="00e4f386" officeooo:paragraph-rsid="00e4f386"/>
    </style:style>
    <style:style style:name="P21" style:family="paragraph" style:parent-style-name="Text_20_body">
      <style:text-properties officeooo:rsid="00e09875" officeooo:paragraph-rsid="00e09875"/>
    </style:style>
    <style:style style:name="P22" style:family="paragraph" style:parent-style-name="Text_20_body">
      <style:text-properties officeooo:rsid="00e6d937" officeooo:paragraph-rsid="00e6d937"/>
    </style:style>
    <style:style style:name="P23" style:family="paragraph" style:parent-style-name="Text_20_body">
      <style:text-properties officeooo:rsid="00e6d937" officeooo:paragraph-rsid="00e6d937"/>
    </style:style>
    <style:style style:name="P24" style:family="paragraph" style:parent-style-name="Text_20_body">
      <style:text-properties officeooo:rsid="00e8060f" officeooo:paragraph-rsid="00e8060f"/>
    </style:style>
    <style:style style:name="T1" style:family="text">
      <style:text-properties fo:color="#569cd6"/>
    </style:style>
    <style:style style:name="T2" style:family="text">
      <style:text-properties fo:color="#9cdcfe"/>
    </style:style>
    <style:style style:name="T3" style:family="text">
      <style:text-properties fo:color="#dcdcaa"/>
    </style:style>
    <style:style style:name="T4" style:family="text">
      <style:text-properties fo:color="#ce9178"/>
    </style:style>
    <style:style style:name="T5" style:family="text">
      <style:text-properties fo:color="#4ec9b0"/>
    </style:style>
    <style:style style:name="T6" style:family="text">
      <style:text-properties fo:color="#b5cea8"/>
    </style:style>
    <style:style style:name="T7" style:family="text">
      <style:text-properties fo:color="#c586c0"/>
    </style:style>
    <style:style style:name="T8" style:family="text">
      <style:text-properties officeooo:rsid="00d5c86d"/>
    </style:style>
    <style:style style:name="T9" style:family="text">
      <style:text-properties officeooo:rsid="00d89266"/>
    </style:style>
    <style:style style:name="T10" style:family="text">
      <style:text-properties officeooo:rsid="00da4d16"/>
    </style:style>
    <style:style style:name="T11" style:family="text">
      <style:text-properties officeooo:rsid="00de1098"/>
    </style:style>
    <style:style style:name="T12" style:family="text">
      <style:text-properties fo:color="#808080"/>
    </style:style>
    <style:style style:name="T13" style:family="text">
      <style:text-properties officeooo:rsid="00e09875"/>
    </style:style>
    <style:style style:name="T14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style:font-name="Menlo" fo:font-size="12pt" fo:letter-spacing="normal" fo:font-style="normal" fo:font-weight="normal" officeooo:rsid="00e098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- First create-react-app </text:p>
      <text:p text:style-name="P1">2 – Then inside created app run</text:p>
      <text:p text:style-name="P2">npm install --save-dev electron</text:p>
      <text:p text:style-name="P2">3 – <text:span text:style-name="T8">inside src folder of react app create a file electron-starter.js and inside it</text:span></text:p>
      <text:p text:style-name="P14"><text:span text:style-name="T1">const</text:span> <text:span text:style-name="T2">electron</text:span> = <text:span text:style-name="T3">require</text:span>(<text:span text:style-name="T4">"electron"</text:span>);</text:p>
      <text:p text:style-name="P15">// Module to control application life.</text:p>
      <text:p text:style-name="P13"><text:span text:style-name="T1">const</text:span> <text:span text:style-name="T2">app</text:span> = <text:span text:style-name="T2">electron</text:span>.<text:span text:style-name="T2">app</text:span>;</text:p>
      <text:p text:style-name="P15">// Module to create native browser window.</text:p>
      <text:p text:style-name="P13"><text:span text:style-name="T1">const</text:span> <text:span text:style-name="T2">BrowserWindow</text:span> = <text:span text:style-name="T2">electron</text:span>.<text:span text:style-name="T2">BrowserWindow</text:span>;</text:p>
      <text:p text:style-name="P13"><text:span text:style-name="T1">const</text:span> <text:span text:style-name="T2">ipcMain</text:span> = <text:span text:style-name="T2">electron</text:span>.<text:span text:style-name="T2">ipcMain</text:span>;</text:p>
      <text:p text:style-name="P19"/>
      <text:p text:style-name="P13"><text:span text:style-name="T1">const</text:span> <text:span text:style-name="T2">path</text:span> = <text:span text:style-name="T3">require</text:span>(<text:span text:style-name="T4">"path"</text:span>);</text:p>
      <text:p text:style-name="P13"><text:span text:style-name="T1">const</text:span> <text:span text:style-name="T2">url</text:span> = <text:span text:style-name="T3">require</text:span>(<text:span text:style-name="T4">"url"</text:span>);</text:p>
      <text:p text:style-name="P17"/>
      <text:p text:style-name="P15">// Keep a global reference of the window object, if you don't, the window will</text:p>
      <text:p text:style-name="P15">// be closed automatically when the JavaScript object is garbage collected.</text:p>
      <text:p text:style-name="P13"><text:span text:style-name="T1">let</text:span> <text:span text:style-name="T2">mainWindow</text:span>;</text:p>
      <text:p text:style-name="P17"/>
      <text:p text:style-name="P13"><text:span text:style-name="T1">function</text:span> <text:span text:style-name="T3">createWindow</text:span>() {</text:p>
      <text:p text:style-name="P15">// Create the browser window.</text:p>
      <text:p text:style-name="P13"><text:span text:style-name="T2">mainWindow</text:span> = <text:span text:style-name="T1">new</text:span> <text:span text:style-name="T5">BrowserWindow</text:span>({ <text:span text:style-name="T2">width:</text:span> <text:span text:style-name="T6">800</text:span>, <text:span text:style-name="T2">height:</text:span> <text:span text:style-name="T6">600</text:span> });</text:p>
      <text:p text:style-name="P17"/>
      <text:p text:style-name="P15">// and load the index.html of the app.</text:p>
      <text:p text:style-name="P13"><text:span text:style-name="T1">const</text:span> <text:span text:style-name="T2">startUrl</text:span> =</text:p>
      <text:p text:style-name="P13"><text:span text:style-name="T2">process</text:span>.<text:span text:style-name="T2">env</text:span>.<text:span text:style-name="T2">ELECTRON_START_URL</text:span> ||</text:p>
      <text:p text:style-name="P13"><text:span text:style-name="T2">url</text:span>.<text:span text:style-name="T3">format</text:span>({</text:p>
      <text:p text:style-name="P13"><text:span text:style-name="T2">pathname:</text:span> <text:span text:style-name="T2">path</text:span>.<text:span text:style-name="T3">join</text:span>(<text:span text:style-name="T2">__dirname</text:span>, <text:span text:style-name="T4">"/../build/index.html"</text:span>),</text:p>
      <text:p text:style-name="P13"><text:span text:style-name="T2">protocol:</text:span> <text:span text:style-name="T4">"file:"</text:span>,</text:p>
      <text:p text:style-name="P13"><text:span text:style-name="T2">slashes:</text:span> <text:span text:style-name="T1">true</text:span></text:p>
      <text:p text:style-name="P13">});</text:p>
      <text:p text:style-name="P13"><text:span text:style-name="T2">mainWindow</text:span>.<text:span text:style-name="T3">loadURL</text:span>(<text:span text:style-name="T2">startUrl</text:span>);</text:p>
      <text:p text:style-name="P17"/>
      <text:p text:style-name="P15">// Open the DevTools.</text:p>
      <text:p text:style-name="P13"><text:span text:style-name="T2">mainWindow</text:span>.<text:span text:style-name="T2">webContents</text:span>.<text:span text:style-name="T3">openDevTools</text:span>();</text:p>
      <text:p text:style-name="P17"/>
      <text:p text:style-name="P15">// Emitted when the window is closed.</text:p>
      <text:p text:style-name="P13"><text:span text:style-name="T2">mainWindow</text:span>.<text:span text:style-name="T3">on</text:span>(<text:span text:style-name="T4">"closed"</text:span>, <text:span text:style-name="T1">function</text:span>() {</text:p>
      <text:p text:style-name="P15">// Dereference the window object, usually you would store windows</text:p>
      <text:p text:style-name="P15"><text:soft-page-break/>// in an array if your app supports multi windows, this is the time</text:p>
      <text:p text:style-name="P15">// when you should delete the corresponding element.</text:p>
      <text:p text:style-name="P13"><text:span text:style-name="T2">mainWindow</text:span> = <text:span text:style-name="T1">null</text:span>;</text:p>
      <text:p text:style-name="P13">});</text:p>
      <text:p text:style-name="P13">}</text:p>
      <text:p text:style-name="P17"/>
      <text:p text:style-name="P15">// This method will be called when Electron has finished</text:p>
      <text:p text:style-name="P15">// initialization and is ready to create browser windows.</text:p>
      <text:p text:style-name="P15">// Some APIs can only be used after this event occurs.</text:p>
      <text:p text:style-name="P13"><text:span text:style-name="T2">app</text:span>.<text:span text:style-name="T3">on</text:span>(<text:span text:style-name="T4">"ready"</text:span>, <text:span text:style-name="T2">createWindow</text:span>);</text:p>
      <text:p text:style-name="P17"/>
      <text:p text:style-name="P15">// Quit when all windows are closed.</text:p>
      <text:p text:style-name="P13"><text:span text:style-name="T2">app</text:span>.<text:span text:style-name="T3">on</text:span>(<text:span text:style-name="T4">"window-all-closed"</text:span>, <text:span text:style-name="T1">function</text:span>() {</text:p>
      <text:p text:style-name="P15">// On OS X it is common for applications and their menu bar</text:p>
      <text:p text:style-name="P15">// to stay active until the user quits explicitly with Cmd + Q</text:p>
      <text:p text:style-name="P13"><text:span text:style-name="T7">if</text:span> (<text:span text:style-name="T2">process</text:span>.<text:span text:style-name="T2">platform</text:span> !== <text:span text:style-name="T4">"darwin"</text:span>) {</text:p>
      <text:p text:style-name="P13"><text:span text:style-name="T2">app</text:span>.<text:span text:style-name="T3">quit</text:span>();</text:p>
      <text:p text:style-name="P13">}</text:p>
      <text:p text:style-name="P13">});</text:p>
      <text:p text:style-name="P17"/>
      <text:p text:style-name="P13"><text:span text:style-name="T2">app</text:span>.<text:span text:style-name="T3">on</text:span>(<text:span text:style-name="T4">"activate"</text:span>, <text:span text:style-name="T1">function</text:span>() {</text:p>
      <text:p text:style-name="P15">// On OS X it's common to re-create a window in the app when the</text:p>
      <text:p text:style-name="P15">// dock icon is clicked and there are no other windows open.</text:p>
      <text:p text:style-name="P13"><text:span text:style-name="T7">if</text:span> (<text:span text:style-name="T2">mainWindow</text:span> === <text:span text:style-name="T1">null</text:span>) {</text:p>
      <text:p text:style-name="P13"><text:span text:style-name="T3">createWindow</text:span>();</text:p>
      <text:p text:style-name="P13">}</text:p>
      <text:p text:style-name="P13">});</text:p>
      <text:p text:style-name="P17"/>
      <text:p text:style-name="P15">// In this file you can include the rest of your app's specific main process</text:p>
      <text:p text:style-name="P15">// code. You can also put them in separate files and require them here.</text:p>
      <text:p text:style-name="P19"/>
      <text:p text:style-name="P15">// Communication tutorial basic</text:p>
      <text:p text:style-name="P13"><text:span text:style-name="T2">ipcMain</text:span>.<text:span text:style-name="T3">on</text:span>(<text:span text:style-name="T4">"todo:add"</text:span>, (<text:span text:style-name="T2">event</text:span>, <text:span text:style-name="T2">todo</text:span>) <text:span text:style-name="T1">=&gt;</text:span> {</text:p>
      <text:p text:style-name="P13"><text:span text:style-name="T5">console</text:span>.<text:span text:style-name="T3">log</text:span>(<text:span text:style-name="T2">todo</text:span> , <text:span text:style-name="T4">"received data from react in index.js"</text:span>);</text:p>
      <text:p text:style-name="P13"><text:span text:style-name="T2">mainWindow</text:span>.<text:span text:style-name="T2">webContents</text:span>.<text:span text:style-name="T3">send</text:span>(<text:span text:style-name="T4">"todo:add"</text:span>, <text:span text:style-name="T4">"Akash"</text:span>);</text:p>
      <text:p text:style-name="P17"/>
      <text:p text:style-name="P13">});</text:p>
      <text:p text:style-name="P16"/>
      <text:p text:style-name="P13"><text:soft-page-break/></text:p>
      <text:p text:style-name="P2"/>
      <text:p text:style-name="P2"/>
      <text:p text:style-name="P2"/>
      <text:p text:style-name="P3">4 – <text:span text:style-name="T9">Inside package.json</text:span></text:p>
      <text:p text:style-name="P4">{</text:p>
      <text:p text:style-name="P4"><text:s text:c="2"/>"name": "resumemaker",</text:p>
      <text:p text:style-name="P4"><text:s text:c="2"/>"version": "0.1.0",</text:p>
      <text:p text:style-name="P4"><text:s text:c="2"/>"private": true,</text:p>
      <text:p text:style-name="P4"><text:s text:c="2"/>"homepage": "./",</text:p>
      <text:p text:style-name="P4"><text:s text:c="2"/>"dependencies": {</text:p>
      <text:p text:style-name="P4"><text:s text:c="4"/>"react": "^16.7.0",</text:p>
      <text:p text:style-name="P4"><text:s text:c="4"/>"react-dom": "^16.7.0",</text:p>
      <text:p text:style-name="P4"><text:s text:c="4"/>"react-scripts": "2.1.3"</text:p>
      <text:p text:style-name="P4"><text:s text:c="2"/>},</text:p>
      <text:p text:style-name="P4"><text:s text:c="2"/>"main": "src/electron-starter.js",</text:p>
      <text:p text:style-name="P4"><text:s text:c="2"/>"scripts": {</text:p>
      <text:p text:style-name="P4"><text:s text:c="4"/>"start": "react-scripts start",</text:p>
      <text:p text:style-name="P4"><text:s text:c="4"/>"build": "react-scripts build",</text:p>
      <text:p text:style-name="P4"><text:s text:c="4"/>"test": "react-scripts test",</text:p>
      <text:p text:style-name="P4"><text:s text:c="4"/>"eject": "react-scripts eject",</text:p>
      <text:p text:style-name="P4"><text:s text:c="4"/>"electron": "electron .",</text:p>
      <text:p text:style-name="P4"><text:s text:c="4"/>"electron-dev": "ELECTRON_START_URL=http://localhost:3000 electron ."</text:p>
      <text:p text:style-name="P4"><text:s text:c="2"/>},</text:p>
      <text:p text:style-name="P4"><text:s text:c="2"/>"eslintConfig": {</text:p>
      <text:p text:style-name="P4"><text:s text:c="4"/>"extends": "react-app"</text:p>
      <text:p text:style-name="P4"><text:s text:c="2"/>},</text:p>
      <text:p text:style-name="P4"><text:s text:c="2"/>"browserslist": [</text:p>
      <text:p text:style-name="P4"><text:s text:c="4"/>"&gt;0.2%",</text:p>
      <text:p text:style-name="P4"><text:s text:c="4"/>"not dead",</text:p>
      <text:p text:style-name="P4"><text:s text:c="4"/>"not ie &lt;= 11",</text:p>
      <text:p text:style-name="P4"><text:s text:c="4"/>"not op_mini all"</text:p>
      <text:p text:style-name="P4"><text:s text:c="2"/>],</text:p>
      <text:p text:style-name="P4"><text:s text:c="2"/>"devDependencies": {</text:p>
      <text:p text:style-name="P4"><text:s text:c="4"/>"electron": "^4.0.1",</text:p>
      <text:p text:style-name="P4"><text:s text:c="4"/>"foreman": "^3.0.1"</text:p>
      <text:p text:style-name="P4"><text:s text:c="2"/>}</text:p>
      <text:p text:style-name="P4">}</text:p>
      <text:p text:style-name="P4"/>
      <text:p text:style-name="P4"/>
      <text:p text:style-name="P4"/>
      <text:p text:style-name="P4"/>
      <text:p text:style-name="P5">5 – <text:span text:style-name="T10">When developing , first npm start then in other terminal run <text:s/>npm run electron-dev</text:span></text:p>
      <text:p text:style-name="P5"/>
      <text:p text:style-name="P6">6 – In production, first npm run build then run electron by <text:s/>npm run electron</text:p>
      <text:p text:style-name="P6"/>
      <text:p text:style-name="P6"/>
      <text:p text:style-name="P6"/>
      <text:p text:style-name="P7">7 - <text:s/><text:span text:style-name="T11">Inside app.js of react , communication tutorial</text:span></text:p>
      <text:p text:style-name="P12"><text:span text:style-name="T7">import</text:span> <text:span text:style-name="T2">React</text:span>, { <text:span text:style-name="T2">Component</text:span> } <text:span text:style-name="T7">from</text:span> <text:span text:style-name="T4">"react"</text:span>;</text:p>
      <text:p text:style-name="P13"><text:soft-page-break/><text:span text:style-name="T7">import</text:span> <text:span text:style-name="T2">logo</text:span> <text:span text:style-name="T7">from</text:span> <text:span text:style-name="T4">"./logo.svg"</text:span>;</text:p>
      <text:p text:style-name="P13"><text:span text:style-name="T7">import</text:span> <text:span text:style-name="T4">"./App.css"</text:span>;</text:p>
      <text:p text:style-name="P17"/>
      <text:p text:style-name="P13"><text:span text:style-name="T1">const</text:span> <text:span text:style-name="T2">electron</text:span> = <text:span text:style-name="T2">window</text:span>.<text:span text:style-name="T3">require</text:span>(<text:span text:style-name="T4">"electron"</text:span>);</text:p>
      <text:p text:style-name="P13"><text:span text:style-name="T1">const</text:span> <text:span text:style-name="T2">fs</text:span> = <text:span text:style-name="T2">electron</text:span>.<text:span text:style-name="T2">remote</text:span>.<text:span text:style-name="T3">require</text:span>(<text:span text:style-name="T4">"fs"</text:span>);</text:p>
      <text:p text:style-name="P13"><text:span text:style-name="T1">const</text:span> <text:span text:style-name="T2">ipcRenderer</text:span> = <text:span text:style-name="T2">electron</text:span>.<text:span text:style-name="T2">ipcRenderer</text:span>;</text:p>
      <text:p text:style-name="P17"/>
      <text:p text:style-name="P15">// Communication tutorial basic</text:p>
      <text:p text:style-name="P13"><text:span text:style-name="T2">ipcRenderer</text:span>.<text:span text:style-name="T3">on</text:span>(<text:span text:style-name="T4">"todo:add"</text:span>, (<text:span text:style-name="T2">event</text:span>, <text:span text:style-name="T2">todo</text:span>) <text:span text:style-name="T1">=&gt;</text:span> {</text:p>
      <text:p text:style-name="P13"><text:span text:style-name="T5">console</text:span>.<text:span text:style-name="T3">log</text:span>(<text:span text:style-name="T2">todo</text:span>,<text:span text:style-name="T4">"Data received from electron in react"</text:span>);</text:p>
      <text:p text:style-name="P13">});</text:p>
      <text:p text:style-name="P17"/>
      <text:p text:style-name="P13"><text:span text:style-name="T1">class</text:span> <text:span text:style-name="T5">App</text:span> <text:span text:style-name="T1">extends</text:span> <text:span text:style-name="T5">Component</text:span> {</text:p>
      <text:p text:style-name="P13"><text:span text:style-name="T3">componentDidMount</text:span>() {</text:p>
      <text:p text:style-name="P13"><text:span text:style-name="T2">ipcRenderer</text:span>.<text:span text:style-name="T3">send</text:span>(<text:span text:style-name="T4">"todo:add"</text:span>, <text:span text:style-name="T4">"Akash"</text:span>);</text:p>
      <text:p text:style-name="P13">}</text:p>
      <text:p text:style-name="P13"><text:span text:style-name="T3">render</text:span>() {</text:p>
      <text:p text:style-name="P13"><text:span text:style-name="T7">return</text:span> (</text:p>
      <text:p text:style-name="P13"><text:span text:style-name="T12">&lt;</text:span><text:span text:style-name="T1">div</text:span> <text:span text:style-name="T2">className</text:span>=<text:span text:style-name="T4">"App"</text:span><text:span text:style-name="T12">&gt;</text:span></text:p>
      <text:p text:style-name="P13"><text:span text:style-name="T12">&lt;</text:span><text:span text:style-name="T1">p</text:span><text:span text:style-name="T12">&gt;</text:span>asdasd<text:span text:style-name="T12">&lt;/</text:span><text:span text:style-name="T1">p</text:span><text:span text:style-name="T12">&gt;</text:span></text:p>
      <text:p text:style-name="P13"><text:span text:style-name="T12">&lt;/</text:span><text:span text:style-name="T1">div</text:span><text:span text:style-name="T12">&gt;</text:span></text:p>
      <text:p text:style-name="P13">);</text:p>
      <text:p text:style-name="P13">}</text:p>
      <text:p text:style-name="P13">}</text:p>
      <text:p text:style-name="P17"/>
      <text:p text:style-name="P13"><text:span text:style-name="T7">export</text:span> <text:span text:style-name="T7">default</text:span> <text:span text:style-name="T2">App</text:span>;</text:p>
      <text:p text:style-name="P13"/>
      <text:p text:style-name="P7"/>
      <text:p text:style-name="P7"/>
      <text:p text:style-name="P8">8 – <text:span text:style-name="T13">building - </text:span></text:p>
      <text:p text:style-name="P9">before - </text:p>
      <text:p text:style-name="P9">use hashrouter </text:p>
      <text:p text:style-name="P11">hide redux devtools lines</text:p>
      <text:p text:style-name="P11">hide devtools on open and devtools</text:p>
      <text:p text:style-name="P9">npm run build</text:p>
      <text:p text:style-name="P10"/>
      <text:p text:style-name="P18"><text:span text:style-name="T15">run - </text:span><text:span text:style-name="Source_20_Text"><text:span text:style-name="T14">electron-packager .</text:span></text:span></text:p>
      <text:p text:style-name="P20">For linux use command </text:p>
      <text:p text:style-name="P20">electron-packager . electron-tutorial-app --overwrite --asar=true --platform=linux --arch=x64 <text:s/>--prune=true --out=release-builds</text:p>
      <text:p text:style-name="Text_20_body"><text:line-break/><text:span text:style-name="T13">Then it will create folder accoridng ur os </text:span></text:p>
      <text:p text:style-name="P21"><text:soft-page-break/>if linux goto that created folder and run ./appname . </text:p>
      <text:p text:style-name="P21"/>
      <text:p text:style-name="P22">Blog link for packaging - </text:p>
      <text:p text:style-name="P22"><text:a xlink:type="simple" xlink:href="https://www.christianengvall.se/electron-packager-tutorial/" text:style-name="Internet_20_link" text:visited-style-name="Visited_20_Internet_20_Link">https://www.christianengvall.se/electron-packager-tutorial/</text:a></text:p>
      <text:p text:style-name="P22"/>
      <text:p text:style-name="P22"/>
      <text:p text:style-name="P22"/>
      <text:p text:style-name="P24">9 – Windows Build</text:p>
      <text:p text:style-name="P24">electron-packager . electron-tutorial-app --overwrite --as</text:p>
      <text:p text:style-name="P24">ar=true --platform=win32 --arch=ia32 --prune=true --out=release-builds --version-string.CompanyName=CE --version-string.FileDescription=CE --version-string.ProductName="Electron Tutorial App"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9:16:08.454319590</meta:creation-date>
    <dc:date>2019-05-05T00:45:30.595449882</dc:date>
    <meta:editing-duration>PT18H37M44S</meta:editing-duration>
    <meta:editing-cycles>190</meta:editing-cycles>
    <meta:generator>LibreOffice/5.1.6.2$Linux_X86_64 LibreOffice_project/10m0$Build-2</meta:generator>
    <meta:document-statistic meta:table-count="0" meta:image-count="0" meta:object-count="0" meta:page-count="5" meta:paragraph-count="139" meta:word-count="616" meta:character-count="4444" meta:non-whitespace-character-count="3869"/>
  </office:meta>
</office:document-meta>
</file>